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>
            <text:p>Laptop connection</text:p>
          </table:table-cell>
          <table:table-cell table:style-name="ce1" office:value-type="string">
            <text:p>Robot Connection </text:p>
          </table:table-cell>
          <table:table-cell table:style-name="ce1" office:value-type="string">
            <text:p>Bandwidth MB ps</text:p>
          </table:table-cell>
          <table:table-cell table:number-columns-repeated="4"/>
        </table:table-row>
        <table:table-row table:style-name="ro1">
          <table:table-cell office:value-type="string">
            <text:p>To Modem WiFi</text:p>
          </table:table-cell>
          <table:table-cell office:value-type="string">
            <text:p>To Model Wifi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To Modem LAN</text:p>
          </table:table-cell>
          <table:table-cell office:value-type="string">
            <text:p>To Modem WiFi</text:p>
          </table:table-cell>
          <table:table-cell table:formula="of:=(52+44+54)/3" office:value-type="float" office:value="50">
            <text:p>50</text:p>
          </table:table-cell>
          <table:table-cell table:number-columns-repeated="2"/>
          <table:table-cell office:value-type="string">
            <text:p>Modem</text:p>
          </table:table-cell>
          <table:table-cell office:value-type="string">
            <text:p>Netgear WNR1000 v3</text:p>
          </table:table-cell>
        </table:table-row>
        <table:table-row table:style-name="ro1">
          <table:table-cell office:value-type="string">
            <text:p>To Modem WiFi</text:p>
          </table:table-cell>
          <table:table-cell office:value-type="string">
            <text:p>To Modem LAN</text:p>
          </table:table-cell>
          <table:table-cell table:formula="of:=(36+40)/2" office:value-type="float" office:value="38">
            <text:p>38</text:p>
          </table:table-cell>
          <table:table-cell table:number-columns-repeated="2"/>
          <table:table-cell office:value-type="string">
            <text:p>Laptop</text:p>
          </table:table-cell>
          <table:table-cell office:value-type="string">
            <text:p>Ashok's (Acer 5738)</text:p>
          </table:table-cell>
        </table:table-row>
        <table:table-row table:style-name="ro2">
          <table:table-cell table:number-columns-repeated="2" office:value-type="string">
            <text:p>To Modem LAN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Robot</text:p>
          </table:table-cell>
        </table:table-row>
        <table:table-row table:style-name="ro2">
          <table:table-cell office:value-type="string">
            <text:p>To Robot LAN</text:p>
          </table:table-cell>
          <table:table-cell office:value-type="string">
            <text:p>To Laptop LAN</text:p>
          </table:table-cell>
          <table:table-cell office:value-type="float" office:value="912">
            <text:p>912</text:p>
          </table:table-cell>
          <table:table-cell table:number-columns-repeated="4"/>
        </table:table-row>
        <table:table-row table:style-name="ro1">
          <table:table-cell office:value-type="string">
            <text:p>To Robot AdHoc Wifi</text:p>
          </table:table-cell>
          <table:table-cell office:value-type="string">
            <text:p>To Laptop AdHoc Wifi</text:p>
          </table:table-cell>
          <table:table-cell office:value-type="float" office:value="8.5">
            <text:p>8.5</text:p>
          </table:table-cell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mB </meta:initial-creator>
    <meta:creation-date>2013-04-16T03:23:30</meta:creation-date>
    <dc:date>2013-04-16T03:47:10</dc:date>
    <dc:creator>TeamB </dc:creator>
    <meta:editing-duration>PT11M43S</meta:editing-duration>
    <meta:editing-cycles>2</meta:editing-cycles>
    <meta:generator>LibreOffice/3.5$Linux_x86 LibreOffice_project/350m1$Build-2</meta:generator>
    <meta:document-statistic meta:table-count="3" meta:cell-count="27" meta:object-count="0"/>
  </office:meta>
</office:document-meta>
</file>